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50ab" officeooo:paragraph-rsid="000250ab" fo:background-color="#ffff00"/>
    </style:style>
    <style:style style:name="P2" style:family="paragraph" style:parent-style-name="Standard">
      <style:text-properties officeooo:rsid="00044b15" officeooo:paragraph-rsid="00044b15" fo:background-color="#ffff00"/>
    </style:style>
    <style:style style:name="P3" style:family="paragraph" style:parent-style-name="Standard" style:list-style-name="L1">
      <style:text-properties officeooo:rsid="00044b15" officeooo:paragraph-rsid="00044b15" fo:background-color="#ffff00"/>
    </style:style>
    <style:style style:name="P4" style:family="paragraph" style:parent-style-name="Standard">
      <style:text-properties officeooo:rsid="00055735" officeooo:paragraph-rsid="00055735" fo:background-color="#ffff00"/>
    </style:style>
    <style:style style:name="P5" style:family="paragraph" style:parent-style-name="Standard">
      <style:text-properties officeooo:rsid="000250ab" officeooo:paragraph-rsid="000250ab" fo:background-color="transparent"/>
    </style:style>
    <style:style style:name="P6" style:family="paragraph" style:parent-style-name="Standard">
      <style:text-properties officeooo:rsid="00044b15" officeooo:paragraph-rsid="00044b15" fo:background-color="transparent"/>
    </style:style>
    <style:style style:name="P7" style:family="paragraph" style:parent-style-name="Standard">
      <style:text-properties officeooo:rsid="00055735" officeooo:paragraph-rsid="00055735" fo:background-color="transparent"/>
    </style:style>
    <style:style style:name="P8" style:family="paragraph" style:parent-style-name="Standard">
      <style:text-properties officeooo:rsid="0005ef91" officeooo:paragraph-rsid="0005ef91" fo:background-color="transparent"/>
    </style:style>
    <style:style style:name="P9" style:family="paragraph" style:parent-style-name="Standard" style:list-style-name="L3">
      <style:text-properties officeooo:rsid="0005ef91" officeooo:paragraph-rsid="0005ef91" fo:background-color="transparent"/>
    </style:style>
    <style:style style:name="P10" style:family="paragraph" style:parent-style-name="Standard" style:list-style-name="L4">
      <style:text-properties officeooo:rsid="0005ef91" officeooo:paragraph-rsid="0005ef91" fo:background-color="transparent"/>
    </style:style>
    <style:style style:name="P11" style:family="paragraph" style:parent-style-name="Standard" style:list-style-name="L2">
      <style:text-properties officeooo:rsid="00044b15" officeooo:paragraph-rsid="00044b15" fo:background-color="#99ffff"/>
    </style:style>
    <style:style style:name="P12" style:family="paragraph" style:parent-style-name="Standard" style:list-style-name="L2">
      <style:text-properties officeooo:rsid="0005217d" officeooo:paragraph-rsid="0005217d" fo:background-color="#ff99ff"/>
    </style:style>
    <style:style style:name="P13" style:family="paragraph" style:parent-style-name="Standard">
      <style:text-properties officeooo:rsid="0005217d" officeooo:paragraph-rsid="0005217d" fo:background-color="#ff99ff"/>
    </style:style>
    <style:style style:name="P14" style:family="paragraph" style:parent-style-name="Standard" style:list-style-name="L2">
      <style:text-properties officeooo:rsid="00044b15" officeooo:paragraph-rsid="00044b15" fo:background-color="#ffcc00"/>
    </style:style>
    <style:style style:name="P15" style:family="paragraph" style:parent-style-name="Standard">
      <style:text-properties officeooo:paragraph-rsid="0006b573"/>
    </style:style>
    <style:style style:name="P16" style:family="paragraph" style:parent-style-name="Standard">
      <style:text-properties style:font-name="Times New Roman" fo:font-size="12pt" officeooo:rsid="000250ab" officeooo:paragraph-rsid="000250ab" fo:background-color="transparent" style:font-size-asian="12pt" style:font-size-complex="12pt"/>
    </style:style>
    <style:style style:name="P17" style:family="paragraph" style:parent-style-name="Standard">
      <style:text-properties style:font-name="Times New Roman" fo:font-size="12pt" officeooo:rsid="0006b573" officeooo:paragraph-rsid="0006b573" fo:background-color="transparent" style:font-size-asian="12pt" style:font-size-complex="12pt"/>
    </style:style>
    <style:style style:name="P18" style:family="paragraph" style:parent-style-name="Standard">
      <style:text-properties style:font-name="Times New Roman" fo:font-size="12pt" officeooo:rsid="000250ab" officeooo:paragraph-rsid="000250ab" fo:background-color="#ffff00" style:font-size-asian="12pt" style:font-size-complex="12pt"/>
    </style:style>
    <style:style style:name="P19" style:family="paragraph" style:parent-style-name="Standard">
      <style:text-properties style:font-name="Times New Roman" fo:font-size="12pt" officeooo:paragraph-rsid="0006b573" style:font-size-asian="12pt" style:font-size-complex="12p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06b573" fo:background-color="transparent" loext:char-shading-value="0"/>
    </style:style>
    <style:style style:name="T4" style:family="text">
      <style:text-properties fo:background-color="#ffcc00" loext:char-shading-value="0"/>
    </style:style>
    <style:style style:name="T5" style:family="text">
      <style:text-properties fo:background-color="#99ffff" loext:char-shading-value="0"/>
    </style:style>
    <style:style style:name="T6" style:family="text">
      <style:text-properties fo:background-color="#ff99ff" loext:char-shading-value="0"/>
    </style:style>
    <style:style style:name="T7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8" style:family="text">
      <style:text-properties fo:font-variant="normal" fo:text-transform="none" fo:color="#000000" fo:font-size="14pt" fo:letter-spacing="normal" fo:font-style="normal" fo:font-weight="normal"/>
    </style:style>
    <style:style style:name="T9" style:family="text">
      <style:text-properties fo:font-variant="normal" fo:text-transform="none" fo:color="#000000" fo:letter-spacing="normal" fo:font-style="normal" fo:font-weight="normal"/>
    </style:style>
    <style:style style:name="T10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1" style:family="text">
      <style:text-properties style:text-underline-style="solid" style:text-underline-width="auto" style:text-underline-color="font-color" officeooo:rsid="0006b573" fo:background-color="transparent" loext:char-shading-value="0"/>
    </style:style>
    <style:style style:name="T12" style:family="text">
      <style:text-properties style:font-name="Times New Roman" fo:font-size="12pt" style:text-underline-style="solid" style:text-underline-width="auto" style:text-underline-color="font-color" officeooo:rsid="0006b573" fo:background-color="transparent" loext:char-shading-value="0" style:font-size-asian="12pt" style:font-size-complex="12pt"/>
    </style:style>
    <style:style style:name="T13" style:family="text">
      <style:text-properties style:font-name="Times New Roman" fo:font-size="12pt" officeooo:rsid="0006b573" fo:background-color="transparent" loext:char-shading-value="0" style:font-size-asian="12pt" style:font-size-complex="12pt"/>
    </style:style>
    <style:style style:name="T14" style:family="text">
      <style:text-properties officeooo:rsid="0007db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e qui faut faire : <text:span text:style-name="T1"><text:tab/></text:span></text:p>
      <text:p text:style-name="P4"><text:span text:style-name="T2">Pour une connction BT : </text:span><text:span text:style-name="T5"><text:tab/></text:span></text:p>
      <text:p text:style-name="P4"><text:span text:style-name="T2">Pour une connection Wifi : </text:span><text:span text:style-name="T4"><text:tab/> <text:s/></text:span></text:p>
      <text:p text:style-name="P4"><text:span text:style-name="T2">Pour une communication Wifi et BT : </text:span><text:span text:style-name="T6"><text:tab/></text:span></text:p>
      <text:p text:style-name="P1"/>
      <text:p text:style-name="P1">Pourquoi une surcouche de communication ?</text:p>
      <text:p text:style-name="P5"/>
      <text:p text:style-name="P16"/>
      <text:p text:style-name="P18">Definition d'une connection synchrone/asynchrone</text:p>
      <text:p text:style-name="P18"/>
      <text:p text:style-name="P19"><text:span text:style-name="T11">Synchrone :</text:span><text:span text:style-name="T3"> </text:span><text:span text:style-name="T9">Une communication synchrone se base sur le principe des échanges en temps réel. Il s'agit d'une communication directe entre deux interlocuteurs ou plus (Multicast) qui participent de manière effective à un échange d'information durant la même session de communication.</text:span> </text:p>
      <text:p text:style-name="P17"/>
      <text:p text:style-name="P15"><text:span text:style-name="T12">Asynchrone :</text:span><text:span text:style-name="T13"> </text:span><text:span text:style-name="T10">La communication asynchrone se caractérise par le mécanisme des échanges en mode différé. Il est dit qu'une communication est asynchrone lorsque les participants y contribuent à différents moments sans qu'il soit nécessaire que tous soient connectés au systèmes de communication utilisé.</text:span></text:p>
      <text:p text:style-name="P2"/>
      <text:p text:style-name="P2">Spécification de la surcouche de communication :</text:p>
      <text:list xml:id="list4856433204873139784" text:style-name="L1">
        <text:list-item>
          <text:p text:style-name="P3">primitives (et paramètres) =&gt; id, port, (RAW/PACKET/LCP), ...</text:p>
        </text:list-item>
        <text:list-item>
          <text:p text:style-name="P3">protocole =&gt; TCP/IP(pour wifi)/</text:p>
        </text:list-item>
        <text:list-item>
          <text:p text:style-name="P3">services =&gt; implémentation BT/Wifi</text:p>
        </text:list-item>
        <text:list-item>
          <text:p text:style-name="P3">client/service</text:p>
          <text:list>
            <text:list-item>
              <text:p text:style-name="P3">Paramètres : No ip, synchrone/asynchrone, Appairage, <text:span text:style-name="T14">les appareils doivent être connecté sur le même réseau Wifi</text:span></text:p>
            </text:list-item>
          </text:list>
        </text:list-item>
      </text:list>
      <text:p text:style-name="P2"/>
      <text:p text:style-name="P6">Primitives :</text:p>
      <text:list xml:id="list2488574931906602290" text:style-name="L2">
        <text:list-item>
          <text:p text:style-name="P14">L'adresse IP du serveur</text:p>
        </text:list-item>
        <text:list-item>
          <text:p text:style-name="P14">Le port TCP utilisé pour la connection</text:p>
        </text:list-item>
        <text:list-item>
          <text:p text:style-name="P11">Les types d'appareils utilisés (téléphone, tablette, brique NXT, ....)</text:p>
        </text:list-item>
        <text:list-item>
          <text:p text:style-name="P11">Le temps d'attente maximum d'une connexion</text:p>
        </text:list-item>
        <text:list-item>
          <text:p text:style-name="P11">Le nom de l'appareil du serveur</text:p>
        </text:list-item>
        <text:list-item>
          <text:p text:style-name="P12">Le type de communication (entier, chaîne de caractère, bytes, ...)</text:p>
        </text:list-item>
      </text:list>
      <text:p text:style-name="P13"/>
      <text:p text:style-name="P8">Protocoles :</text:p>
      <text:list xml:id="list975702684732253687" text:style-name="L3">
        <text:list-item>
          <text:p text:style-name="P9">TCP/IP pour le Wifi</text:p>
        </text:list-item>
        <text:list-item>
          <text:p text:style-name="P9"/>
        </text:list-item>
      </text:list>
      <text:p text:style-name="P8"/>
      <text:p text:style-name="P8">Services :</text:p>
      <text:list xml:id="list7897391917695130242" text:style-name="L4">
        <text:list-item>
          <text:p text:style-name="P10">Une implémentation Wifi</text:p>
        </text:list-item>
        <text:list-item>
          <text:p text:style-name="P10">Une implémentation B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1M57S</meta:editing-duration>
    <meta:editing-cycles>10</meta:editing-cycles>
    <meta:generator>LibreOffice/5.0.1.2$Windows_x86 LibreOffice_project/81898c9f5c0d43f3473ba111d7b351050be20261</meta:generator>
    <dc:date>2021-03-22T18:42:23.882000000</dc:date>
    <meta:document-statistic meta:table-count="0" meta:image-count="0" meta:object-count="0" meta:page-count="1" meta:paragraph-count="27" meta:word-count="229" meta:character-count="1465" meta:non-whitespace-character-count="1266"/>
    <meta:user-defined meta:name="Info 1"/>
    <meta:user-defined meta:name="Info 2"/>
    <meta:user-defined meta:name="Info 3"/>
    <meta:user-defined meta:name="Info 4"/>
  </office:meta>
</office:document-meta>
</file>